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ahoma" svg:font-family="Tahoma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25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2c3e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c3e5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İl Trafik Kodları, Şehirlerin Plaka Kodları Listesi</text:p>
          </table:table-cell>
          <table:covered-table-cell table:number-columns-repeated="5" table:style-name="ce3"/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  Adana</text:p>
          </table:table-cell>
          <table:table-cell table:style-name="ce4" office:value-type="float" office:value="1" calcext:value-type="float">
            <text:p>1</text:p>
          </table:table-cell>
          <table:table-cell table:formula="of:=&quot;INSERT INTO feedbackApp_sehir (isim, id) VALUES ('&quot;&amp;[.A2]&amp;&quot;', &quot;&amp;IF([.B2]=&quot;&quot;;&quot;NULL&quot;;[.B2])&amp;&quot;);&quot;" office:value-type="string" office:string-value="INSERT INTO feedbackApp_sehir (isim, id) VALUES ('  Adana', 1);" calcext:value-type="string">
            <text:p>INSERT INTO feedbackApp_sehir (isim, id) VALUES ('  Adana', 1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Adıyaman</text:p>
          </table:table-cell>
          <table:table-cell table:style-name="ce4" office:value-type="float" office:value="2" calcext:value-type="float">
            <text:p>2</text:p>
          </table:table-cell>
          <table:table-cell table:formula="of:=&quot;INSERT INTO feedbackApp_sehir (isim, id) VALUES ('&quot;&amp;[.A3]&amp;&quot;', &quot;&amp;IF([.B3]=&quot;&quot;;&quot;NULL&quot;;[.B3])&amp;&quot;);&quot;" office:value-type="string" office:string-value="INSERT INTO feedbackApp_sehir (isim, id) VALUES ('  Adıyaman', 2);" calcext:value-type="string">
            <text:p>INSERT INTO feedbackApp_sehir (isim, id) VALUES ('  Adıyaman', 2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Afyon</text:p>
          </table:table-cell>
          <table:table-cell table:style-name="ce4" office:value-type="float" office:value="3" calcext:value-type="float">
            <text:p>3</text:p>
          </table:table-cell>
          <table:table-cell table:formula="of:=&quot;INSERT INTO feedbackApp_sehir (isim, id) VALUES ('&quot;&amp;[.A4]&amp;&quot;', &quot;&amp;IF([.B4]=&quot;&quot;;&quot;NULL&quot;;[.B4])&amp;&quot;);&quot;" office:value-type="string" office:string-value="INSERT INTO feedbackApp_sehir (isim, id) VALUES ('  Afyon', 3);" calcext:value-type="string">
            <text:p>INSERT INTO feedbackApp_sehir (isim, id) VALUES ('  Afyon', 3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Ağrı</text:p>
          </table:table-cell>
          <table:table-cell table:style-name="ce4" office:value-type="float" office:value="4" calcext:value-type="float">
            <text:p>4</text:p>
          </table:table-cell>
          <table:table-cell table:formula="of:=&quot;INSERT INTO feedbackApp_sehir (isim, id) VALUES ('&quot;&amp;[.A5]&amp;&quot;', &quot;&amp;IF([.B5]=&quot;&quot;;&quot;NULL&quot;;[.B5])&amp;&quot;);&quot;" office:value-type="string" office:string-value="INSERT INTO feedbackApp_sehir (isim, id) VALUES ('  Ağrı', 4);" calcext:value-type="string">
            <text:p>INSERT INTO feedbackApp_sehir (isim, id) VALUES ('  Ağrı', 4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Amasya</text:p>
          </table:table-cell>
          <table:table-cell table:style-name="ce4" office:value-type="float" office:value="5" calcext:value-type="float">
            <text:p>5</text:p>
          </table:table-cell>
          <table:table-cell table:formula="of:=&quot;INSERT INTO feedbackApp_sehir (isim, id) VALUES ('&quot;&amp;[.A6]&amp;&quot;', &quot;&amp;IF([.B6]=&quot;&quot;;&quot;NULL&quot;;[.B6])&amp;&quot;);&quot;" office:value-type="string" office:string-value="INSERT INTO feedbackApp_sehir (isim, id) VALUES ('  Amasya', 5);" calcext:value-type="string">
            <text:p>INSERT INTO feedbackApp_sehir (isim, id) VALUES ('  Amasya', 5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Ankara</text:p>
          </table:table-cell>
          <table:table-cell table:style-name="ce4" office:value-type="float" office:value="6" calcext:value-type="float">
            <text:p>6</text:p>
          </table:table-cell>
          <table:table-cell table:formula="of:=&quot;INSERT INTO feedbackApp_sehir (isim, id) VALUES ('&quot;&amp;[.A7]&amp;&quot;', &quot;&amp;IF([.B7]=&quot;&quot;;&quot;NULL&quot;;[.B7])&amp;&quot;);&quot;" office:value-type="string" office:string-value="INSERT INTO feedbackApp_sehir (isim, id) VALUES ('  Ankara', 6);" calcext:value-type="string">
            <text:p>INSERT INTO feedbackApp_sehir (isim, id) VALUES ('  Ankara', 6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Antalya</text:p>
          </table:table-cell>
          <table:table-cell table:style-name="ce4" office:value-type="float" office:value="7" calcext:value-type="float">
            <text:p>7</text:p>
          </table:table-cell>
          <table:table-cell table:formula="of:=&quot;INSERT INTO feedbackApp_sehir (isim, id) VALUES ('&quot;&amp;[.A8]&amp;&quot;', &quot;&amp;IF([.B8]=&quot;&quot;;&quot;NULL&quot;;[.B8])&amp;&quot;);&quot;" office:value-type="string" office:string-value="INSERT INTO feedbackApp_sehir (isim, id) VALUES ('  Antalya', 7);" calcext:value-type="string">
            <text:p>INSERT INTO feedbackApp_sehir (isim, id) VALUES ('  Antalya', 7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Artvin</text:p>
          </table:table-cell>
          <table:table-cell table:style-name="ce4" office:value-type="float" office:value="8" calcext:value-type="float">
            <text:p>8</text:p>
          </table:table-cell>
          <table:table-cell table:formula="of:=&quot;INSERT INTO feedbackApp_sehir (isim, id) VALUES ('&quot;&amp;[.A9]&amp;&quot;', &quot;&amp;IF([.B9]=&quot;&quot;;&quot;NULL&quot;;[.B9])&amp;&quot;);&quot;" office:value-type="string" office:string-value="INSERT INTO feedbackApp_sehir (isim, id) VALUES ('  Artvin', 8);" calcext:value-type="string">
            <text:p>INSERT INTO feedbackApp_sehir (isim, id) VALUES ('  Artvin', 8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Aydın</text:p>
          </table:table-cell>
          <table:table-cell table:style-name="ce4" office:value-type="float" office:value="9" calcext:value-type="float">
            <text:p>9</text:p>
          </table:table-cell>
          <table:table-cell table:formula="of:=&quot;INSERT INTO feedbackApp_sehir (isim, id) VALUES ('&quot;&amp;[.A10]&amp;&quot;', &quot;&amp;IF([.B10]=&quot;&quot;;&quot;NULL&quot;;[.B10])&amp;&quot;);&quot;" office:value-type="string" office:string-value="INSERT INTO feedbackApp_sehir (isim, id) VALUES ('  Aydın', 9);" calcext:value-type="string">
            <text:p>INSERT INTO feedbackApp_sehir (isim, id) VALUES ('  Aydın', 9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Balıkesir</text:p>
          </table:table-cell>
          <table:table-cell table:style-name="ce4" office:value-type="float" office:value="10" calcext:value-type="float">
            <text:p>10</text:p>
          </table:table-cell>
          <table:table-cell table:formula="of:=&quot;INSERT INTO feedbackApp_sehir (isim, id) VALUES ('&quot;&amp;[.A11]&amp;&quot;', &quot;&amp;IF([.B11]=&quot;&quot;;&quot;NULL&quot;;[.B11])&amp;&quot;);&quot;" office:value-type="string" office:string-value="INSERT INTO feedbackApp_sehir (isim, id) VALUES ('  Balıkesir', 10);" calcext:value-type="string">
            <text:p>INSERT INTO feedbackApp_sehir (isim, id) VALUES ('  Balıkesir', 10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Bilecik</text:p>
          </table:table-cell>
          <table:table-cell table:style-name="ce4" office:value-type="float" office:value="11" calcext:value-type="float">
            <text:p>11</text:p>
          </table:table-cell>
          <table:table-cell table:formula="of:=&quot;INSERT INTO feedbackApp_sehir (isim, id) VALUES ('&quot;&amp;[.A12]&amp;&quot;', &quot;&amp;IF([.B12]=&quot;&quot;;&quot;NULL&quot;;[.B12])&amp;&quot;);&quot;" office:value-type="string" office:string-value="INSERT INTO feedbackApp_sehir (isim, id) VALUES ('  Bilecik', 11);" calcext:value-type="string">
            <text:p>INSERT INTO feedbackApp_sehir (isim, id) VALUES ('  Bilecik', 11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Bingöl</text:p>
          </table:table-cell>
          <table:table-cell table:style-name="ce4" office:value-type="float" office:value="12" calcext:value-type="float">
            <text:p>12</text:p>
          </table:table-cell>
          <table:table-cell table:formula="of:=&quot;INSERT INTO feedbackApp_sehir (isim, id) VALUES ('&quot;&amp;[.A13]&amp;&quot;', &quot;&amp;IF([.B13]=&quot;&quot;;&quot;NULL&quot;;[.B13])&amp;&quot;);&quot;" office:value-type="string" office:string-value="INSERT INTO feedbackApp_sehir (isim, id) VALUES ('  Bingöl', 12);" calcext:value-type="string">
            <text:p>INSERT INTO feedbackApp_sehir (isim, id) VALUES ('  Bingöl', 12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Bitlis</text:p>
          </table:table-cell>
          <table:table-cell table:style-name="ce4" office:value-type="float" office:value="13" calcext:value-type="float">
            <text:p>13</text:p>
          </table:table-cell>
          <table:table-cell table:formula="of:=&quot;INSERT INTO feedbackApp_sehir (isim, id) VALUES ('&quot;&amp;[.A14]&amp;&quot;', &quot;&amp;IF([.B14]=&quot;&quot;;&quot;NULL&quot;;[.B14])&amp;&quot;);&quot;" office:value-type="string" office:string-value="INSERT INTO feedbackApp_sehir (isim, id) VALUES ('  Bitlis', 13);" calcext:value-type="string">
            <text:p>INSERT INTO feedbackApp_sehir (isim, id) VALUES ('  Bitlis', 13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Bolu</text:p>
          </table:table-cell>
          <table:table-cell table:style-name="ce4" office:value-type="float" office:value="14" calcext:value-type="float">
            <text:p>14</text:p>
          </table:table-cell>
          <table:table-cell table:formula="of:=&quot;INSERT INTO feedbackApp_sehir (isim, id) VALUES ('&quot;&amp;[.A15]&amp;&quot;', &quot;&amp;IF([.B15]=&quot;&quot;;&quot;NULL&quot;;[.B15])&amp;&quot;);&quot;" office:value-type="string" office:string-value="INSERT INTO feedbackApp_sehir (isim, id) VALUES ('  Bolu', 14);" calcext:value-type="string">
            <text:p>INSERT INTO feedbackApp_sehir (isim, id) VALUES ('  Bolu', 14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Burdur</text:p>
          </table:table-cell>
          <table:table-cell table:style-name="ce4" office:value-type="float" office:value="15" calcext:value-type="float">
            <text:p>15</text:p>
          </table:table-cell>
          <table:table-cell table:formula="of:=&quot;INSERT INTO feedbackApp_sehir (isim, id) VALUES ('&quot;&amp;[.A16]&amp;&quot;', &quot;&amp;IF([.B16]=&quot;&quot;;&quot;NULL&quot;;[.B16])&amp;&quot;);&quot;" office:value-type="string" office:string-value="INSERT INTO feedbackApp_sehir (isim, id) VALUES ('  Burdur', 15);" calcext:value-type="string">
            <text:p>INSERT INTO feedbackApp_sehir (isim, id) VALUES ('  Burdur', 15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Bursa</text:p>
          </table:table-cell>
          <table:table-cell table:style-name="ce4" office:value-type="float" office:value="16" calcext:value-type="float">
            <text:p>16</text:p>
          </table:table-cell>
          <table:table-cell table:formula="of:=&quot;INSERT INTO feedbackApp_sehir (isim, id) VALUES ('&quot;&amp;[.A17]&amp;&quot;', &quot;&amp;IF([.B17]=&quot;&quot;;&quot;NULL&quot;;[.B17])&amp;&quot;);&quot;" office:value-type="string" office:string-value="INSERT INTO feedbackApp_sehir (isim, id) VALUES ('  Bursa', 16);" calcext:value-type="string">
            <text:p>INSERT INTO feedbackApp_sehir (isim, id) VALUES ('  Bursa', 16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Çanakkale</text:p>
          </table:table-cell>
          <table:table-cell table:style-name="ce4" office:value-type="float" office:value="17" calcext:value-type="float">
            <text:p>17</text:p>
          </table:table-cell>
          <table:table-cell table:formula="of:=&quot;INSERT INTO feedbackApp_sehir (isim, id) VALUES ('&quot;&amp;[.A18]&amp;&quot;', &quot;&amp;IF([.B18]=&quot;&quot;;&quot;NULL&quot;;[.B18])&amp;&quot;);&quot;" office:value-type="string" office:string-value="INSERT INTO feedbackApp_sehir (isim, id) VALUES ('  Çanakkale', 17);" calcext:value-type="string">
            <text:p>INSERT INTO feedbackApp_sehir (isim, id) VALUES ('  Çanakkale', 17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Çankırı</text:p>
          </table:table-cell>
          <table:table-cell table:style-name="ce4" office:value-type="float" office:value="18" calcext:value-type="float">
            <text:p>18</text:p>
          </table:table-cell>
          <table:table-cell table:formula="of:=&quot;INSERT INTO feedbackApp_sehir (isim, id) VALUES ('&quot;&amp;[.A19]&amp;&quot;', &quot;&amp;IF([.B19]=&quot;&quot;;&quot;NULL&quot;;[.B19])&amp;&quot;);&quot;" office:value-type="string" office:string-value="INSERT INTO feedbackApp_sehir (isim, id) VALUES ('  Çankırı', 18);" calcext:value-type="string">
            <text:p>INSERT INTO feedbackApp_sehir (isim, id) VALUES ('  Çankırı', 18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Çorum</text:p>
          </table:table-cell>
          <table:table-cell table:style-name="ce4" office:value-type="float" office:value="19" calcext:value-type="float">
            <text:p>19</text:p>
          </table:table-cell>
          <table:table-cell table:formula="of:=&quot;INSERT INTO feedbackApp_sehir (isim, id) VALUES ('&quot;&amp;[.A20]&amp;&quot;', &quot;&amp;IF([.B20]=&quot;&quot;;&quot;NULL&quot;;[.B20])&amp;&quot;);&quot;" office:value-type="string" office:string-value="INSERT INTO feedbackApp_sehir (isim, id) VALUES ('  Çorum', 19);" calcext:value-type="string">
            <text:p>INSERT INTO feedbackApp_sehir (isim, id) VALUES ('  Çorum', 19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Denizli</text:p>
          </table:table-cell>
          <table:table-cell table:style-name="ce4" office:value-type="float" office:value="20" calcext:value-type="float">
            <text:p>20</text:p>
          </table:table-cell>
          <table:table-cell table:formula="of:=&quot;INSERT INTO feedbackApp_sehir (isim, id) VALUES ('&quot;&amp;[.A21]&amp;&quot;', &quot;&amp;IF([.B21]=&quot;&quot;;&quot;NULL&quot;;[.B21])&amp;&quot;);&quot;" office:value-type="string" office:string-value="INSERT INTO feedbackApp_sehir (isim, id) VALUES ('  Denizli', 20);" calcext:value-type="string">
            <text:p>INSERT INTO feedbackApp_sehir (isim, id) VALUES ('  Denizli', 20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Diyarbakır</text:p>
          </table:table-cell>
          <table:table-cell table:style-name="ce4" office:value-type="float" office:value="21" calcext:value-type="float">
            <text:p>21</text:p>
          </table:table-cell>
          <table:table-cell table:formula="of:=&quot;INSERT INTO feedbackApp_sehir (isim, id) VALUES ('&quot;&amp;[.A22]&amp;&quot;', &quot;&amp;IF([.B22]=&quot;&quot;;&quot;NULL&quot;;[.B22])&amp;&quot;);&quot;" office:value-type="string" office:string-value="INSERT INTO feedbackApp_sehir (isim, id) VALUES ('  Diyarbakır', 21);" calcext:value-type="string">
            <text:p>INSERT INTO feedbackApp_sehir (isim, id) VALUES ('  Diyarbakır', 21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Edirne</text:p>
          </table:table-cell>
          <table:table-cell table:style-name="ce4" office:value-type="float" office:value="22" calcext:value-type="float">
            <text:p>22</text:p>
          </table:table-cell>
          <table:table-cell table:formula="of:=&quot;INSERT INTO feedbackApp_sehir (isim, id) VALUES ('&quot;&amp;[.A23]&amp;&quot;', &quot;&amp;IF([.B23]=&quot;&quot;;&quot;NULL&quot;;[.B23])&amp;&quot;);&quot;" office:value-type="string" office:string-value="INSERT INTO feedbackApp_sehir (isim, id) VALUES ('  Edirne', 22);" calcext:value-type="string">
            <text:p>INSERT INTO feedbackApp_sehir (isim, id) VALUES ('  Edirne', 22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Elazığ</text:p>
          </table:table-cell>
          <table:table-cell table:style-name="ce4" office:value-type="float" office:value="23" calcext:value-type="float">
            <text:p>23</text:p>
          </table:table-cell>
          <table:table-cell table:formula="of:=&quot;INSERT INTO feedbackApp_sehir (isim, id) VALUES ('&quot;&amp;[.A24]&amp;&quot;', &quot;&amp;IF([.B24]=&quot;&quot;;&quot;NULL&quot;;[.B24])&amp;&quot;);&quot;" office:value-type="string" office:string-value="INSERT INTO feedbackApp_sehir (isim, id) VALUES ('  Elazığ', 23);" calcext:value-type="string">
            <text:p>INSERT INTO feedbackApp_sehir (isim, id) VALUES ('  Elazığ', 23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Erzincan</text:p>
          </table:table-cell>
          <table:table-cell table:style-name="ce4" office:value-type="float" office:value="24" calcext:value-type="float">
            <text:p>24</text:p>
          </table:table-cell>
          <table:table-cell table:formula="of:=&quot;INSERT INTO feedbackApp_sehir (isim, id) VALUES ('&quot;&amp;[.A25]&amp;&quot;', &quot;&amp;IF([.B25]=&quot;&quot;;&quot;NULL&quot;;[.B25])&amp;&quot;);&quot;" office:value-type="string" office:string-value="INSERT INTO feedbackApp_sehir (isim, id) VALUES ('  Erzincan', 24);" calcext:value-type="string">
            <text:p>INSERT INTO feedbackApp_sehir (isim, id) VALUES ('  Erzincan', 24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Erzurum</text:p>
          </table:table-cell>
          <table:table-cell table:style-name="ce4" office:value-type="float" office:value="25" calcext:value-type="float">
            <text:p>25</text:p>
          </table:table-cell>
          <table:table-cell table:formula="of:=&quot;INSERT INTO feedbackApp_sehir (isim, id) VALUES ('&quot;&amp;[.A26]&amp;&quot;', &quot;&amp;IF([.B26]=&quot;&quot;;&quot;NULL&quot;;[.B26])&amp;&quot;);&quot;" office:value-type="string" office:string-value="INSERT INTO feedbackApp_sehir (isim, id) VALUES ('  Erzurum', 25);" calcext:value-type="string">
            <text:p>INSERT INTO feedbackApp_sehir (isim, id) VALUES ('  Erzurum', 25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Eskişehir</text:p>
          </table:table-cell>
          <table:table-cell table:style-name="ce4" office:value-type="float" office:value="26" calcext:value-type="float">
            <text:p>26</text:p>
          </table:table-cell>
          <table:table-cell table:formula="of:=&quot;INSERT INTO feedbackApp_sehir (isim, id) VALUES ('&quot;&amp;[.A27]&amp;&quot;', &quot;&amp;IF([.B27]=&quot;&quot;;&quot;NULL&quot;;[.B27])&amp;&quot;);&quot;" office:value-type="string" office:string-value="INSERT INTO feedbackApp_sehir (isim, id) VALUES ('  Eskişehir', 26);" calcext:value-type="string">
            <text:p>INSERT INTO feedbackApp_sehir (isim, id) VALUES ('  Eskişehir', 26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Gaziantep</text:p>
          </table:table-cell>
          <table:table-cell table:style-name="ce4" office:value-type="float" office:value="27" calcext:value-type="float">
            <text:p>27</text:p>
          </table:table-cell>
          <table:table-cell table:formula="of:=&quot;INSERT INTO feedbackApp_sehir (isim, id) VALUES ('&quot;&amp;[.A28]&amp;&quot;', &quot;&amp;IF([.B28]=&quot;&quot;;&quot;NULL&quot;;[.B28])&amp;&quot;);&quot;" office:value-type="string" office:string-value="INSERT INTO feedbackApp_sehir (isim, id) VALUES ('  Gaziantep', 27);" calcext:value-type="string">
            <text:p>INSERT INTO feedbackApp_sehir (isim, id) VALUES ('  Gaziantep', 27);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  Giresun</text:p>
          </table:table-cell>
          <table:table-cell table:style-name="ce4" office:value-type="float" office:value="28" calcext:value-type="float">
            <text:p>28</text:p>
          </table:table-cell>
          <table:table-cell table:formula="of:=&quot;INSERT INTO feedbackApp_sehir (isim, id) VALUES ('&quot;&amp;[.A29]&amp;&quot;', &quot;&amp;IF([.B29]=&quot;&quot;;&quot;NULL&quot;;[.B29])&amp;&quot;);&quot;" office:value-type="string" office:string-value="INSERT INTO feedbackApp_sehir (isim, id) VALUES ('  Giresun', 28);" calcext:value-type="string">
            <text:p>INSERT INTO feedbackApp_sehir (isim, id) VALUES ('  Giresun', 28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Gümüşhane</text:p>
          </table:table-cell>
          <table:table-cell table:style-name="ce4" office:value-type="float" office:value="29" calcext:value-type="float">
            <text:p>29</text:p>
          </table:table-cell>
          <table:table-cell table:formula="of:=&quot;INSERT INTO feedbackApp_sehir (isim, id) VALUES ('&quot;&amp;[.A30]&amp;&quot;', &quot;&amp;IF([.B30]=&quot;&quot;;&quot;NULL&quot;;[.B30])&amp;&quot;);&quot;" office:value-type="string" office:string-value="INSERT INTO feedbackApp_sehir (isim, id) VALUES ('  Gümüşhane', 29);" calcext:value-type="string">
            <text:p>INSERT INTO feedbackApp_sehir (isim, id) VALUES ('  Gümüşhane', 29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Hakkari</text:p>
          </table:table-cell>
          <table:table-cell table:style-name="ce4" office:value-type="float" office:value="30" calcext:value-type="float">
            <text:p>30</text:p>
          </table:table-cell>
          <table:table-cell table:formula="of:=&quot;INSERT INTO feedbackApp_sehir (isim, id) VALUES ('&quot;&amp;[.A31]&amp;&quot;', &quot;&amp;IF([.B31]=&quot;&quot;;&quot;NULL&quot;;[.B31])&amp;&quot;);&quot;" office:value-type="string" office:string-value="INSERT INTO feedbackApp_sehir (isim, id) VALUES ('  Hakkari', 30);" calcext:value-type="string">
            <text:p>INSERT INTO feedbackApp_sehir (isim, id) VALUES ('  Hakkari', 30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Hatay</text:p>
          </table:table-cell>
          <table:table-cell table:style-name="ce4" office:value-type="float" office:value="31" calcext:value-type="float">
            <text:p>31</text:p>
          </table:table-cell>
          <table:table-cell table:formula="of:=&quot;INSERT INTO feedbackApp_sehir (isim, id) VALUES ('&quot;&amp;[.A32]&amp;&quot;', &quot;&amp;IF([.B32]=&quot;&quot;;&quot;NULL&quot;;[.B32])&amp;&quot;);&quot;" office:value-type="string" office:string-value="INSERT INTO feedbackApp_sehir (isim, id) VALUES ('  Hatay', 31);" calcext:value-type="string">
            <text:p>INSERT INTO feedbackApp_sehir (isim, id) VALUES ('  Hatay', 31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Isparta</text:p>
          </table:table-cell>
          <table:table-cell table:style-name="ce4" office:value-type="float" office:value="32" calcext:value-type="float">
            <text:p>32</text:p>
          </table:table-cell>
          <table:table-cell table:formula="of:=&quot;INSERT INTO feedbackApp_sehir (isim, id) VALUES ('&quot;&amp;[.A33]&amp;&quot;', &quot;&amp;IF([.B33]=&quot;&quot;;&quot;NULL&quot;;[.B33])&amp;&quot;);&quot;" office:value-type="string" office:string-value="INSERT INTO feedbackApp_sehir (isim, id) VALUES ('  Isparta', 32);" calcext:value-type="string">
            <text:p>INSERT INTO feedbackApp_sehir (isim, id) VALUES ('  Isparta', 32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İçel</text:p>
          </table:table-cell>
          <table:table-cell table:style-name="ce4" office:value-type="float" office:value="33" calcext:value-type="float">
            <text:p>33</text:p>
          </table:table-cell>
          <table:table-cell table:formula="of:=&quot;INSERT INTO feedbackApp_sehir (isim, id) VALUES ('&quot;&amp;[.A34]&amp;&quot;', &quot;&amp;IF([.B34]=&quot;&quot;;&quot;NULL&quot;;[.B34])&amp;&quot;);&quot;" office:value-type="string" office:string-value="INSERT INTO feedbackApp_sehir (isim, id) VALUES ('  İçel', 33);" calcext:value-type="string">
            <text:p>INSERT INTO feedbackApp_sehir (isim, id) VALUES ('  İçel', 33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İstanbul</text:p>
          </table:table-cell>
          <table:table-cell table:style-name="ce4" office:value-type="float" office:value="34" calcext:value-type="float">
            <text:p>34</text:p>
          </table:table-cell>
          <table:table-cell table:formula="of:=&quot;INSERT INTO feedbackApp_sehir (isim, id) VALUES ('&quot;&amp;[.A35]&amp;&quot;', &quot;&amp;IF([.B35]=&quot;&quot;;&quot;NULL&quot;;[.B35])&amp;&quot;);&quot;" office:value-type="string" office:string-value="INSERT INTO feedbackApp_sehir (isim, id) VALUES ('  İstanbul', 34);" calcext:value-type="string">
            <text:p>INSERT INTO feedbackApp_sehir (isim, id) VALUES ('  İstanbul', 34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İzmir</text:p>
          </table:table-cell>
          <table:table-cell table:style-name="ce4" office:value-type="float" office:value="35" calcext:value-type="float">
            <text:p>35</text:p>
          </table:table-cell>
          <table:table-cell table:formula="of:=&quot;INSERT INTO feedbackApp_sehir (isim, id) VALUES ('&quot;&amp;[.A36]&amp;&quot;', &quot;&amp;IF([.B36]=&quot;&quot;;&quot;NULL&quot;;[.B36])&amp;&quot;);&quot;" office:value-type="string" office:string-value="INSERT INTO feedbackApp_sehir (isim, id) VALUES ('  İzmir', 35);" calcext:value-type="string">
            <text:p>INSERT INTO feedbackApp_sehir (isim, id) VALUES ('  İzmir', 35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ars</text:p>
          </table:table-cell>
          <table:table-cell table:style-name="ce4" office:value-type="float" office:value="36" calcext:value-type="float">
            <text:p>36</text:p>
          </table:table-cell>
          <table:table-cell table:formula="of:=&quot;INSERT INTO feedbackApp_sehir (isim, id) VALUES ('&quot;&amp;[.A37]&amp;&quot;', &quot;&amp;IF([.B37]=&quot;&quot;;&quot;NULL&quot;;[.B37])&amp;&quot;);&quot;" office:value-type="string" office:string-value="INSERT INTO feedbackApp_sehir (isim, id) VALUES ('  Kars', 36);" calcext:value-type="string">
            <text:p>INSERT INTO feedbackApp_sehir (isim, id) VALUES ('  Kars', 36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astamonu</text:p>
          </table:table-cell>
          <table:table-cell table:style-name="ce4" office:value-type="float" office:value="37" calcext:value-type="float">
            <text:p>37</text:p>
          </table:table-cell>
          <table:table-cell table:formula="of:=&quot;INSERT INTO feedbackApp_sehir (isim, id) VALUES ('&quot;&amp;[.A38]&amp;&quot;', &quot;&amp;IF([.B38]=&quot;&quot;;&quot;NULL&quot;;[.B38])&amp;&quot;);&quot;" office:value-type="string" office:string-value="INSERT INTO feedbackApp_sehir (isim, id) VALUES ('  Kastamonu', 37);" calcext:value-type="string">
            <text:p>INSERT INTO feedbackApp_sehir (isim, id) VALUES ('  Kastamonu', 37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ayseri</text:p>
          </table:table-cell>
          <table:table-cell table:style-name="ce4" office:value-type="float" office:value="38" calcext:value-type="float">
            <text:p>38</text:p>
          </table:table-cell>
          <table:table-cell table:formula="of:=&quot;INSERT INTO feedbackApp_sehir (isim, id) VALUES ('&quot;&amp;[.A39]&amp;&quot;', &quot;&amp;IF([.B39]=&quot;&quot;;&quot;NULL&quot;;[.B39])&amp;&quot;);&quot;" office:value-type="string" office:string-value="INSERT INTO feedbackApp_sehir (isim, id) VALUES ('  Kayseri', 38);" calcext:value-type="string">
            <text:p>INSERT INTO feedbackApp_sehir (isim, id) VALUES ('  Kayseri', 38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ırklareli</text:p>
          </table:table-cell>
          <table:table-cell table:style-name="ce4" office:value-type="float" office:value="39" calcext:value-type="float">
            <text:p>39</text:p>
          </table:table-cell>
          <table:table-cell table:formula="of:=&quot;INSERT INTO feedbackApp_sehir (isim, id) VALUES ('&quot;&amp;[.A40]&amp;&quot;', &quot;&amp;IF([.B40]=&quot;&quot;;&quot;NULL&quot;;[.B40])&amp;&quot;);&quot;" office:value-type="string" office:string-value="INSERT INTO feedbackApp_sehir (isim, id) VALUES ('  Kırklareli', 39);" calcext:value-type="string">
            <text:p>INSERT INTO feedbackApp_sehir (isim, id) VALUES ('  Kırklareli', 39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ırşehir</text:p>
          </table:table-cell>
          <table:table-cell table:style-name="ce4" office:value-type="float" office:value="40" calcext:value-type="float">
            <text:p>40</text:p>
          </table:table-cell>
          <table:table-cell table:formula="of:=&quot;INSERT INTO feedbackApp_sehir (isim, id) VALUES ('&quot;&amp;[.A41]&amp;&quot;', &quot;&amp;IF([.B41]=&quot;&quot;;&quot;NULL&quot;;[.B41])&amp;&quot;);&quot;" office:value-type="string" office:string-value="INSERT INTO feedbackApp_sehir (isim, id) VALUES ('  Kırşehir', 40);" calcext:value-type="string">
            <text:p>INSERT INTO feedbackApp_sehir (isim, id) VALUES ('  Kırşehir', 40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ocaeli</text:p>
          </table:table-cell>
          <table:table-cell table:style-name="ce4" office:value-type="float" office:value="41" calcext:value-type="float">
            <text:p>41</text:p>
          </table:table-cell>
          <table:table-cell table:formula="of:=&quot;INSERT INTO feedbackApp_sehir (isim, id) VALUES ('&quot;&amp;[.A42]&amp;&quot;', &quot;&amp;IF([.B42]=&quot;&quot;;&quot;NULL&quot;;[.B42])&amp;&quot;);&quot;" office:value-type="string" office:string-value="INSERT INTO feedbackApp_sehir (isim, id) VALUES ('  Kocaeli', 41);" calcext:value-type="string">
            <text:p>INSERT INTO feedbackApp_sehir (isim, id) VALUES ('  Kocaeli', 41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onya</text:p>
          </table:table-cell>
          <table:table-cell table:style-name="ce4" office:value-type="float" office:value="42" calcext:value-type="float">
            <text:p>42</text:p>
          </table:table-cell>
          <table:table-cell table:formula="of:=&quot;INSERT INTO feedbackApp_sehir (isim, id) VALUES ('&quot;&amp;[.A43]&amp;&quot;', &quot;&amp;IF([.B43]=&quot;&quot;;&quot;NULL&quot;;[.B43])&amp;&quot;);&quot;" office:value-type="string" office:string-value="INSERT INTO feedbackApp_sehir (isim, id) VALUES ('  Konya', 42);" calcext:value-type="string">
            <text:p>INSERT INTO feedbackApp_sehir (isim, id) VALUES ('  Konya', 42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ütahya</text:p>
          </table:table-cell>
          <table:table-cell table:style-name="ce4" office:value-type="float" office:value="43" calcext:value-type="float">
            <text:p>43</text:p>
          </table:table-cell>
          <table:table-cell table:formula="of:=&quot;INSERT INTO feedbackApp_sehir (isim, id) VALUES ('&quot;&amp;[.A44]&amp;&quot;', &quot;&amp;IF([.B44]=&quot;&quot;;&quot;NULL&quot;;[.B44])&amp;&quot;);&quot;" office:value-type="string" office:string-value="INSERT INTO feedbackApp_sehir (isim, id) VALUES ('  Kütahya', 43);" calcext:value-type="string">
            <text:p>INSERT INTO feedbackApp_sehir (isim, id) VALUES ('  Kütahya', 43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Malatya</text:p>
          </table:table-cell>
          <table:table-cell table:style-name="ce4" office:value-type="float" office:value="44" calcext:value-type="float">
            <text:p>44</text:p>
          </table:table-cell>
          <table:table-cell table:formula="of:=&quot;INSERT INTO feedbackApp_sehir (isim, id) VALUES ('&quot;&amp;[.A45]&amp;&quot;', &quot;&amp;IF([.B45]=&quot;&quot;;&quot;NULL&quot;;[.B45])&amp;&quot;);&quot;" office:value-type="string" office:string-value="INSERT INTO feedbackApp_sehir (isim, id) VALUES ('  Malatya', 44);" calcext:value-type="string">
            <text:p>INSERT INTO feedbackApp_sehir (isim, id) VALUES ('  Malatya', 44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Manisa</text:p>
          </table:table-cell>
          <table:table-cell table:style-name="ce4" office:value-type="float" office:value="45" calcext:value-type="float">
            <text:p>45</text:p>
          </table:table-cell>
          <table:table-cell table:formula="of:=&quot;INSERT INTO feedbackApp_sehir (isim, id) VALUES ('&quot;&amp;[.A46]&amp;&quot;', &quot;&amp;IF([.B46]=&quot;&quot;;&quot;NULL&quot;;[.B46])&amp;&quot;);&quot;" office:value-type="string" office:string-value="INSERT INTO feedbackApp_sehir (isim, id) VALUES ('  Manisa', 45);" calcext:value-type="string">
            <text:p>INSERT INTO feedbackApp_sehir (isim, id) VALUES ('  Manisa', 45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.Maraş</text:p>
          </table:table-cell>
          <table:table-cell table:style-name="ce4" office:value-type="float" office:value="46" calcext:value-type="float">
            <text:p>46</text:p>
          </table:table-cell>
          <table:table-cell table:formula="of:=&quot;INSERT INTO feedbackApp_sehir (isim, id) VALUES ('&quot;&amp;[.A47]&amp;&quot;', &quot;&amp;IF([.B47]=&quot;&quot;;&quot;NULL&quot;;[.B47])&amp;&quot;);&quot;" office:value-type="string" office:string-value="INSERT INTO feedbackApp_sehir (isim, id) VALUES ('  K.Maraş', 46);" calcext:value-type="string">
            <text:p>INSERT INTO feedbackApp_sehir (isim, id) VALUES ('  K.Maraş', 46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Mardin</text:p>
          </table:table-cell>
          <table:table-cell table:style-name="ce4" office:value-type="float" office:value="47" calcext:value-type="float">
            <text:p>47</text:p>
          </table:table-cell>
          <table:table-cell table:formula="of:=&quot;INSERT INTO feedbackApp_sehir (isim, id) VALUES ('&quot;&amp;[.A48]&amp;&quot;', &quot;&amp;IF([.B48]=&quot;&quot;;&quot;NULL&quot;;[.B48])&amp;&quot;);&quot;" office:value-type="string" office:string-value="INSERT INTO feedbackApp_sehir (isim, id) VALUES ('  Mardin', 47);" calcext:value-type="string">
            <text:p>INSERT INTO feedbackApp_sehir (isim, id) VALUES ('  Mardin', 47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Muğla</text:p>
          </table:table-cell>
          <table:table-cell table:style-name="ce4" office:value-type="float" office:value="48" calcext:value-type="float">
            <text:p>48</text:p>
          </table:table-cell>
          <table:table-cell table:formula="of:=&quot;INSERT INTO feedbackApp_sehir (isim, id) VALUES ('&quot;&amp;[.A49]&amp;&quot;', &quot;&amp;IF([.B49]=&quot;&quot;;&quot;NULL&quot;;[.B49])&amp;&quot;);&quot;" office:value-type="string" office:string-value="INSERT INTO feedbackApp_sehir (isim, id) VALUES ('  Muğla', 48);" calcext:value-type="string">
            <text:p>INSERT INTO feedbackApp_sehir (isim, id) VALUES ('  Muğla', 48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Muş</text:p>
          </table:table-cell>
          <table:table-cell table:style-name="ce4" office:value-type="float" office:value="49" calcext:value-type="float">
            <text:p>49</text:p>
          </table:table-cell>
          <table:table-cell table:formula="of:=&quot;INSERT INTO feedbackApp_sehir (isim, id) VALUES ('&quot;&amp;[.A50]&amp;&quot;', &quot;&amp;IF([.B50]=&quot;&quot;;&quot;NULL&quot;;[.B50])&amp;&quot;);&quot;" office:value-type="string" office:string-value="INSERT INTO feedbackApp_sehir (isim, id) VALUES ('  Muş', 49);" calcext:value-type="string">
            <text:p>INSERT INTO feedbackApp_sehir (isim, id) VALUES ('  Muş', 49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Nevşehir</text:p>
          </table:table-cell>
          <table:table-cell table:style-name="ce4" office:value-type="float" office:value="50" calcext:value-type="float">
            <text:p>50</text:p>
          </table:table-cell>
          <table:table-cell table:formula="of:=&quot;INSERT INTO feedbackApp_sehir (isim, id) VALUES ('&quot;&amp;[.A51]&amp;&quot;', &quot;&amp;IF([.B51]=&quot;&quot;;&quot;NULL&quot;;[.B51])&amp;&quot;);&quot;" office:value-type="string" office:string-value="INSERT INTO feedbackApp_sehir (isim, id) VALUES ('  Nevşehir', 50);" calcext:value-type="string">
            <text:p>INSERT INTO feedbackApp_sehir (isim, id) VALUES ('  Nevşehir', 50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Niğde</text:p>
          </table:table-cell>
          <table:table-cell table:style-name="ce4" office:value-type="float" office:value="51" calcext:value-type="float">
            <text:p>51</text:p>
          </table:table-cell>
          <table:table-cell table:formula="of:=&quot;INSERT INTO feedbackApp_sehir (isim, id) VALUES ('&quot;&amp;[.A52]&amp;&quot;', &quot;&amp;IF([.B52]=&quot;&quot;;&quot;NULL&quot;;[.B52])&amp;&quot;);&quot;" office:value-type="string" office:string-value="INSERT INTO feedbackApp_sehir (isim, id) VALUES ('  Niğde', 51);" calcext:value-type="string">
            <text:p>INSERT INTO feedbackApp_sehir (isim, id) VALUES ('  Niğde', 51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Ordu</text:p>
          </table:table-cell>
          <table:table-cell table:style-name="ce4" office:value-type="float" office:value="52" calcext:value-type="float">
            <text:p>52</text:p>
          </table:table-cell>
          <table:table-cell table:formula="of:=&quot;INSERT INTO feedbackApp_sehir (isim, id) VALUES ('&quot;&amp;[.A53]&amp;&quot;', &quot;&amp;IF([.B53]=&quot;&quot;;&quot;NULL&quot;;[.B53])&amp;&quot;);&quot;" office:value-type="string" office:string-value="INSERT INTO feedbackApp_sehir (isim, id) VALUES ('  Ordu', 52);" calcext:value-type="string">
            <text:p>INSERT INTO feedbackApp_sehir (isim, id) VALUES ('  Ordu', 52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Rize</text:p>
          </table:table-cell>
          <table:table-cell table:style-name="ce4" office:value-type="float" office:value="53" calcext:value-type="float">
            <text:p>53</text:p>
          </table:table-cell>
          <table:table-cell table:formula="of:=&quot;INSERT INTO feedbackApp_sehir (isim, id) VALUES ('&quot;&amp;[.A54]&amp;&quot;', &quot;&amp;IF([.B54]=&quot;&quot;;&quot;NULL&quot;;[.B54])&amp;&quot;);&quot;" office:value-type="string" office:string-value="INSERT INTO feedbackApp_sehir (isim, id) VALUES ('  Rize', 53);" calcext:value-type="string">
            <text:p>INSERT INTO feedbackApp_sehir (isim, id) VALUES ('  Rize', 53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Sakarya</text:p>
          </table:table-cell>
          <table:table-cell table:style-name="ce4" office:value-type="float" office:value="54" calcext:value-type="float">
            <text:p>54</text:p>
          </table:table-cell>
          <table:table-cell table:formula="of:=&quot;INSERT INTO feedbackApp_sehir (isim, id) VALUES ('&quot;&amp;[.A55]&amp;&quot;', &quot;&amp;IF([.B55]=&quot;&quot;;&quot;NULL&quot;;[.B55])&amp;&quot;);&quot;" office:value-type="string" office:string-value="INSERT INTO feedbackApp_sehir (isim, id) VALUES ('  Sakarya', 54);" calcext:value-type="string">
            <text:p>INSERT INTO feedbackApp_sehir (isim, id) VALUES ('  Sakarya', 54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Samsun</text:p>
          </table:table-cell>
          <table:table-cell table:style-name="ce4" office:value-type="float" office:value="55" calcext:value-type="float">
            <text:p>55</text:p>
          </table:table-cell>
          <table:table-cell table:formula="of:=&quot;INSERT INTO feedbackApp_sehir (isim, id) VALUES ('&quot;&amp;[.A56]&amp;&quot;', &quot;&amp;IF([.B56]=&quot;&quot;;&quot;NULL&quot;;[.B56])&amp;&quot;);&quot;" office:value-type="string" office:string-value="INSERT INTO feedbackApp_sehir (isim, id) VALUES ('  Samsun', 55);" calcext:value-type="string">
            <text:p>INSERT INTO feedbackApp_sehir (isim, id) VALUES ('  Samsun', 55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Siirt</text:p>
          </table:table-cell>
          <table:table-cell table:style-name="ce4" office:value-type="float" office:value="56" calcext:value-type="float">
            <text:p>56</text:p>
          </table:table-cell>
          <table:table-cell table:formula="of:=&quot;INSERT INTO feedbackApp_sehir (isim, id) VALUES ('&quot;&amp;[.A57]&amp;&quot;', &quot;&amp;IF([.B57]=&quot;&quot;;&quot;NULL&quot;;[.B57])&amp;&quot;);&quot;" office:value-type="string" office:string-value="INSERT INTO feedbackApp_sehir (isim, id) VALUES ('  Siirt', 56);" calcext:value-type="string">
            <text:p>INSERT INTO feedbackApp_sehir (isim, id) VALUES ('  Siirt', 56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Sinop</text:p>
          </table:table-cell>
          <table:table-cell table:style-name="ce4" office:value-type="float" office:value="57" calcext:value-type="float">
            <text:p>57</text:p>
          </table:table-cell>
          <table:table-cell table:formula="of:=&quot;INSERT INTO feedbackApp_sehir (isim, id) VALUES ('&quot;&amp;[.A58]&amp;&quot;', &quot;&amp;IF([.B58]=&quot;&quot;;&quot;NULL&quot;;[.B58])&amp;&quot;);&quot;" office:value-type="string" office:string-value="INSERT INTO feedbackApp_sehir (isim, id) VALUES ('  Sinop', 57);" calcext:value-type="string">
            <text:p>INSERT INTO feedbackApp_sehir (isim, id) VALUES ('  Sinop', 57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Sivas</text:p>
          </table:table-cell>
          <table:table-cell table:style-name="ce4" office:value-type="float" office:value="58" calcext:value-type="float">
            <text:p>58</text:p>
          </table:table-cell>
          <table:table-cell table:formula="of:=&quot;INSERT INTO feedbackApp_sehir (isim, id) VALUES ('&quot;&amp;[.A59]&amp;&quot;', &quot;&amp;IF([.B59]=&quot;&quot;;&quot;NULL&quot;;[.B59])&amp;&quot;);&quot;" office:value-type="string" office:string-value="INSERT INTO feedbackApp_sehir (isim, id) VALUES ('  Sivas', 58);" calcext:value-type="string">
            <text:p>INSERT INTO feedbackApp_sehir (isim, id) VALUES ('  Sivas', 58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Tekirdağ</text:p>
          </table:table-cell>
          <table:table-cell table:style-name="ce4" office:value-type="float" office:value="59" calcext:value-type="float">
            <text:p>59</text:p>
          </table:table-cell>
          <table:table-cell table:formula="of:=&quot;INSERT INTO feedbackApp_sehir (isim, id) VALUES ('&quot;&amp;[.A60]&amp;&quot;', &quot;&amp;IF([.B60]=&quot;&quot;;&quot;NULL&quot;;[.B60])&amp;&quot;);&quot;" office:value-type="string" office:string-value="INSERT INTO feedbackApp_sehir (isim, id) VALUES ('  Tekirdağ', 59);" calcext:value-type="string">
            <text:p>INSERT INTO feedbackApp_sehir (isim, id) VALUES ('  Tekirdağ', 59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Tokat</text:p>
          </table:table-cell>
          <table:table-cell table:style-name="ce4" office:value-type="float" office:value="60" calcext:value-type="float">
            <text:p>60</text:p>
          </table:table-cell>
          <table:table-cell table:formula="of:=&quot;INSERT INTO feedbackApp_sehir (isim, id) VALUES ('&quot;&amp;[.A61]&amp;&quot;', &quot;&amp;IF([.B61]=&quot;&quot;;&quot;NULL&quot;;[.B61])&amp;&quot;);&quot;" office:value-type="string" office:string-value="INSERT INTO feedbackApp_sehir (isim, id) VALUES ('  Tokat', 60);" calcext:value-type="string">
            <text:p>INSERT INTO feedbackApp_sehir (isim, id) VALUES ('  Tokat', 60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Trabzon</text:p>
          </table:table-cell>
          <table:table-cell table:style-name="ce4" office:value-type="float" office:value="61" calcext:value-type="float">
            <text:p>61</text:p>
          </table:table-cell>
          <table:table-cell table:formula="of:=&quot;INSERT INTO feedbackApp_sehir (isim, id) VALUES ('&quot;&amp;[.A62]&amp;&quot;', &quot;&amp;IF([.B62]=&quot;&quot;;&quot;NULL&quot;;[.B62])&amp;&quot;);&quot;" office:value-type="string" office:string-value="INSERT INTO feedbackApp_sehir (isim, id) VALUES ('  Trabzon', 61);" calcext:value-type="string">
            <text:p>INSERT INTO feedbackApp_sehir (isim, id) VALUES ('  Trabzon', 61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Tunceli</text:p>
          </table:table-cell>
          <table:table-cell table:style-name="ce4" office:value-type="float" office:value="62" calcext:value-type="float">
            <text:p>62</text:p>
          </table:table-cell>
          <table:table-cell table:formula="of:=&quot;INSERT INTO feedbackApp_sehir (isim, id) VALUES ('&quot;&amp;[.A63]&amp;&quot;', &quot;&amp;IF([.B63]=&quot;&quot;;&quot;NULL&quot;;[.B63])&amp;&quot;);&quot;" office:value-type="string" office:string-value="INSERT INTO feedbackApp_sehir (isim, id) VALUES ('  Tunceli', 62);" calcext:value-type="string">
            <text:p>INSERT INTO feedbackApp_sehir (isim, id) VALUES ('  Tunceli', 62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Şanlıurfa</text:p>
          </table:table-cell>
          <table:table-cell table:style-name="ce4" office:value-type="float" office:value="63" calcext:value-type="float">
            <text:p>63</text:p>
          </table:table-cell>
          <table:table-cell table:formula="of:=&quot;INSERT INTO feedbackApp_sehir (isim, id) VALUES ('&quot;&amp;[.A64]&amp;&quot;', &quot;&amp;IF([.B64]=&quot;&quot;;&quot;NULL&quot;;[.B64])&amp;&quot;);&quot;" office:value-type="string" office:string-value="INSERT INTO feedbackApp_sehir (isim, id) VALUES ('  Şanlıurfa', 63);" calcext:value-type="string">
            <text:p>INSERT INTO feedbackApp_sehir (isim, id) VALUES ('  Şanlıurfa', 63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Uşak</text:p>
          </table:table-cell>
          <table:table-cell table:style-name="ce4" office:value-type="float" office:value="64" calcext:value-type="float">
            <text:p>64</text:p>
          </table:table-cell>
          <table:table-cell table:formula="of:=&quot;INSERT INTO feedbackApp_sehir (isim, id) VALUES ('&quot;&amp;[.A65]&amp;&quot;', &quot;&amp;IF([.B65]=&quot;&quot;;&quot;NULL&quot;;[.B65])&amp;&quot;);&quot;" office:value-type="string" office:string-value="INSERT INTO feedbackApp_sehir (isim, id) VALUES ('  Uşak', 64);" calcext:value-type="string">
            <text:p>INSERT INTO feedbackApp_sehir (isim, id) VALUES ('  Uşak', 64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Van</text:p>
          </table:table-cell>
          <table:table-cell table:style-name="ce4" office:value-type="float" office:value="65" calcext:value-type="float">
            <text:p>65</text:p>
          </table:table-cell>
          <table:table-cell table:formula="of:=&quot;INSERT INTO feedbackApp_sehir (isim, id) VALUES ('&quot;&amp;[.A66]&amp;&quot;', &quot;&amp;IF([.B66]=&quot;&quot;;&quot;NULL&quot;;[.B66])&amp;&quot;);&quot;" office:value-type="string" office:string-value="INSERT INTO feedbackApp_sehir (isim, id) VALUES ('  Van', 65);" calcext:value-type="string">
            <text:p>INSERT INTO feedbackApp_sehir (isim, id) VALUES ('  Van', 65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Yozgat</text:p>
          </table:table-cell>
          <table:table-cell table:style-name="ce4" office:value-type="float" office:value="66" calcext:value-type="float">
            <text:p>66</text:p>
          </table:table-cell>
          <table:table-cell table:formula="of:=&quot;INSERT INTO feedbackApp_sehir (isim, id) VALUES ('&quot;&amp;[.A67]&amp;&quot;', &quot;&amp;IF([.B67]=&quot;&quot;;&quot;NULL&quot;;[.B67])&amp;&quot;);&quot;" office:value-type="string" office:string-value="INSERT INTO feedbackApp_sehir (isim, id) VALUES ('  Yozgat', 66);" calcext:value-type="string">
            <text:p>INSERT INTO feedbackApp_sehir (isim, id) VALUES ('  Yozgat', 66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Zonguldak</text:p>
          </table:table-cell>
          <table:table-cell table:style-name="ce4" office:value-type="float" office:value="67" calcext:value-type="float">
            <text:p>67</text:p>
          </table:table-cell>
          <table:table-cell table:formula="of:=&quot;INSERT INTO feedbackApp_sehir (isim, id) VALUES ('&quot;&amp;[.A68]&amp;&quot;', &quot;&amp;IF([.B68]=&quot;&quot;;&quot;NULL&quot;;[.B68])&amp;&quot;);&quot;" office:value-type="string" office:string-value="INSERT INTO feedbackApp_sehir (isim, id) VALUES ('  Zonguldak', 67);" calcext:value-type="string">
            <text:p>INSERT INTO feedbackApp_sehir (isim, id) VALUES ('  Zonguldak', 67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Aksaray</text:p>
          </table:table-cell>
          <table:table-cell table:style-name="ce4" office:value-type="float" office:value="68" calcext:value-type="float">
            <text:p>68</text:p>
          </table:table-cell>
          <table:table-cell table:formula="of:=&quot;INSERT INTO feedbackApp_sehir (isim, id) VALUES ('&quot;&amp;[.A69]&amp;&quot;', &quot;&amp;IF([.B69]=&quot;&quot;;&quot;NULL&quot;;[.B69])&amp;&quot;);&quot;" office:value-type="string" office:string-value="INSERT INTO feedbackApp_sehir (isim, id) VALUES ('  Aksaray', 68);" calcext:value-type="string">
            <text:p>INSERT INTO feedbackApp_sehir (isim, id) VALUES ('  Aksaray', 68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Bayburt</text:p>
          </table:table-cell>
          <table:table-cell table:style-name="ce4" office:value-type="float" office:value="69" calcext:value-type="float">
            <text:p>69</text:p>
          </table:table-cell>
          <table:table-cell table:formula="of:=&quot;INSERT INTO feedbackApp_sehir (isim, id) VALUES ('&quot;&amp;[.A70]&amp;&quot;', &quot;&amp;IF([.B70]=&quot;&quot;;&quot;NULL&quot;;[.B70])&amp;&quot;);&quot;" office:value-type="string" office:string-value="INSERT INTO feedbackApp_sehir (isim, id) VALUES ('  Bayburt', 69);" calcext:value-type="string">
            <text:p>INSERT INTO feedbackApp_sehir (isim, id) VALUES ('  Bayburt', 69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araman</text:p>
          </table:table-cell>
          <table:table-cell table:style-name="ce4" office:value-type="float" office:value="70" calcext:value-type="float">
            <text:p>70</text:p>
          </table:table-cell>
          <table:table-cell table:formula="of:=&quot;INSERT INTO feedbackApp_sehir (isim, id) VALUES ('&quot;&amp;[.A71]&amp;&quot;', &quot;&amp;IF([.B71]=&quot;&quot;;&quot;NULL&quot;;[.B71])&amp;&quot;);&quot;" office:value-type="string" office:string-value="INSERT INTO feedbackApp_sehir (isim, id) VALUES ('  Karaman', 70);" calcext:value-type="string">
            <text:p>INSERT INTO feedbackApp_sehir (isim, id) VALUES ('  Karaman', 70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ırıkkale</text:p>
          </table:table-cell>
          <table:table-cell table:style-name="ce4" office:value-type="float" office:value="71" calcext:value-type="float">
            <text:p>71</text:p>
          </table:table-cell>
          <table:table-cell table:formula="of:=&quot;INSERT INTO feedbackApp_sehir (isim, id) VALUES ('&quot;&amp;[.A72]&amp;&quot;', &quot;&amp;IF([.B72]=&quot;&quot;;&quot;NULL&quot;;[.B72])&amp;&quot;);&quot;" office:value-type="string" office:string-value="INSERT INTO feedbackApp_sehir (isim, id) VALUES ('  Kırıkkale', 71);" calcext:value-type="string">
            <text:p>INSERT INTO feedbackApp_sehir (isim, id) VALUES ('  Kırıkkale', 71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Batman</text:p>
          </table:table-cell>
          <table:table-cell table:style-name="ce4" office:value-type="float" office:value="72" calcext:value-type="float">
            <text:p>72</text:p>
          </table:table-cell>
          <table:table-cell table:formula="of:=&quot;INSERT INTO feedbackApp_sehir (isim, id) VALUES ('&quot;&amp;[.A73]&amp;&quot;', &quot;&amp;IF([.B73]=&quot;&quot;;&quot;NULL&quot;;[.B73])&amp;&quot;);&quot;" office:value-type="string" office:string-value="INSERT INTO feedbackApp_sehir (isim, id) VALUES ('  Batman', 72);" calcext:value-type="string">
            <text:p>INSERT INTO feedbackApp_sehir (isim, id) VALUES ('  Batman', 72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Şırnak</text:p>
          </table:table-cell>
          <table:table-cell table:style-name="ce4" office:value-type="float" office:value="73" calcext:value-type="float">
            <text:p>73</text:p>
          </table:table-cell>
          <table:table-cell table:formula="of:=&quot;INSERT INTO feedbackApp_sehir (isim, id) VALUES ('&quot;&amp;[.A74]&amp;&quot;', &quot;&amp;IF([.B74]=&quot;&quot;;&quot;NULL&quot;;[.B74])&amp;&quot;);&quot;" office:value-type="string" office:string-value="INSERT INTO feedbackApp_sehir (isim, id) VALUES ('  Şırnak', 73);" calcext:value-type="string">
            <text:p>INSERT INTO feedbackApp_sehir (isim, id) VALUES ('  Şırnak', 73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Bartın</text:p>
          </table:table-cell>
          <table:table-cell table:style-name="ce4" office:value-type="float" office:value="74" calcext:value-type="float">
            <text:p>74</text:p>
          </table:table-cell>
          <table:table-cell table:formula="of:=&quot;INSERT INTO feedbackApp_sehir (isim, id) VALUES ('&quot;&amp;[.A75]&amp;&quot;', &quot;&amp;IF([.B75]=&quot;&quot;;&quot;NULL&quot;;[.B75])&amp;&quot;);&quot;" office:value-type="string" office:string-value="INSERT INTO feedbackApp_sehir (isim, id) VALUES ('  Bartın', 74);" calcext:value-type="string">
            <text:p>INSERT INTO feedbackApp_sehir (isim, id) VALUES ('  Bartın', 74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Ardahan</text:p>
          </table:table-cell>
          <table:table-cell table:style-name="ce4" office:value-type="float" office:value="75" calcext:value-type="float">
            <text:p>75</text:p>
          </table:table-cell>
          <table:table-cell table:formula="of:=&quot;INSERT INTO feedbackApp_sehir (isim, id) VALUES ('&quot;&amp;[.A76]&amp;&quot;', &quot;&amp;IF([.B76]=&quot;&quot;;&quot;NULL&quot;;[.B76])&amp;&quot;);&quot;" office:value-type="string" office:string-value="INSERT INTO feedbackApp_sehir (isim, id) VALUES ('  Ardahan', 75);" calcext:value-type="string">
            <text:p>INSERT INTO feedbackApp_sehir (isim, id) VALUES ('  Ardahan', 75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Iğdır</text:p>
          </table:table-cell>
          <table:table-cell table:style-name="ce4" office:value-type="float" office:value="76" calcext:value-type="float">
            <text:p>76</text:p>
          </table:table-cell>
          <table:table-cell table:formula="of:=&quot;INSERT INTO feedbackApp_sehir (isim, id) VALUES ('&quot;&amp;[.A77]&amp;&quot;', &quot;&amp;IF([.B77]=&quot;&quot;;&quot;NULL&quot;;[.B77])&amp;&quot;);&quot;" office:value-type="string" office:string-value="INSERT INTO feedbackApp_sehir (isim, id) VALUES ('  Iğdır', 76);" calcext:value-type="string">
            <text:p>INSERT INTO feedbackApp_sehir (isim, id) VALUES ('  Iğdır', 76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Yalova</text:p>
          </table:table-cell>
          <table:table-cell table:style-name="ce4" office:value-type="float" office:value="77" calcext:value-type="float">
            <text:p>77</text:p>
          </table:table-cell>
          <table:table-cell table:formula="of:=&quot;INSERT INTO feedbackApp_sehir (isim, id) VALUES ('&quot;&amp;[.A78]&amp;&quot;', &quot;&amp;IF([.B78]=&quot;&quot;;&quot;NULL&quot;;[.B78])&amp;&quot;);&quot;" office:value-type="string" office:string-value="INSERT INTO feedbackApp_sehir (isim, id) VALUES ('  Yalova', 77);" calcext:value-type="string">
            <text:p>INSERT INTO feedbackApp_sehir (isim, id) VALUES ('  Yalova', 77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arabük</text:p>
          </table:table-cell>
          <table:table-cell table:style-name="ce4" office:value-type="float" office:value="78" calcext:value-type="float">
            <text:p>78</text:p>
          </table:table-cell>
          <table:table-cell table:formula="of:=&quot;INSERT INTO feedbackApp_sehir (isim, id) VALUES ('&quot;&amp;[.A79]&amp;&quot;', &quot;&amp;IF([.B79]=&quot;&quot;;&quot;NULL&quot;;[.B79])&amp;&quot;);&quot;" office:value-type="string" office:string-value="INSERT INTO feedbackApp_sehir (isim, id) VALUES ('  Karabük', 78);" calcext:value-type="string">
            <text:p>INSERT INTO feedbackApp_sehir (isim, id) VALUES ('  Karabük', 78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Kilis</text:p>
          </table:table-cell>
          <table:table-cell table:style-name="ce4" office:value-type="float" office:value="79" calcext:value-type="float">
            <text:p>79</text:p>
          </table:table-cell>
          <table:table-cell table:formula="of:=&quot;INSERT INTO feedbackApp_sehir (isim, id) VALUES ('&quot;&amp;[.A80]&amp;&quot;', &quot;&amp;IF([.B80]=&quot;&quot;;&quot;NULL&quot;;[.B80])&amp;&quot;);&quot;" office:value-type="string" office:string-value="INSERT INTO feedbackApp_sehir (isim, id) VALUES ('  Kilis', 79);" calcext:value-type="string">
            <text:p>INSERT INTO feedbackApp_sehir (isim, id) VALUES ('  Kilis', 79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Osmaniye</text:p>
          </table:table-cell>
          <table:table-cell table:style-name="ce4" office:value-type="float" office:value="80" calcext:value-type="float">
            <text:p>80</text:p>
          </table:table-cell>
          <table:table-cell table:formula="of:=&quot;INSERT INTO feedbackApp_sehir (isim, id) VALUES ('&quot;&amp;[.A81]&amp;&quot;', &quot;&amp;IF([.B81]=&quot;&quot;;&quot;NULL&quot;;[.B81])&amp;&quot;);&quot;" office:value-type="string" office:string-value="INSERT INTO feedbackApp_sehir (isim, id) VALUES ('  Osmaniye', 80);" calcext:value-type="string">
            <text:p>INSERT INTO feedbackApp_sehir (isim, id) VALUES ('  Osmaniye', 80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  Düzce</text:p>
          </table:table-cell>
          <table:table-cell table:style-name="ce4" office:value-type="float" office:value="81" calcext:value-type="float">
            <text:p>81</text:p>
          </table:table-cell>
          <table:table-cell table:formula="of:=&quot;INSERT INTO feedbackApp_sehir (isim, id) VALUES ('&quot;&amp;[.A82]&amp;&quot;', &quot;&amp;IF([.B82]=&quot;&quot;;&quot;NULL&quot;;[.B82])&amp;&quot;);&quot;" office:value-type="string" office:string-value="INSERT INTO feedbackApp_sehir (isim, id) VALUES ('  Düzce', 81);" calcext:value-type="string">
            <text:p>INSERT INTO feedbackApp_sehir (isim, id) VALUES ('  Düzce', 81);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ahoma" svg:font-family="Tahoma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TL</number:text>
    </number:number-style>
    <number:number-style style:name="N11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TL</number:text>
    </number:number-style>
    <number:number-style style:name="N11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 f</meta:initial-creator>
    <meta:print-date>2020-01-02T13:23:32</meta:print-date>
    <meta:creation-date>2020-01-02T13:18:57</meta:creation-date>
    <dc:date>2025-03-06T15:33:21.420000000</dc:date>
    <meta:generator>LibreOffice/7.1.2.2$Windows_X86_64 LibreOffice_project/8a45595d069ef5570103caea1b71cc9d82b2aae4</meta:generator>
    <meta:editing-duration>PT6M25S</meta:editing-duration>
    <meta:editing-cycles>2</meta:editing-cycles>
    <meta:document-statistic meta:table-count="1" meta:cell-count="244" meta:object-count="0"/>
    <meta:user-defined meta:name="AppVersion">14.0300</meta:user-defined>
    <meta:user-defined meta:name="Company">ff</meta:user-defined>
  </office:meta>
</office:document-meta>
</file>